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paragraph-properties fo:text-align="justify" style:justify-single-word="false" style:text-autospace="none">
        <style:tab-stops>
          <style:tab-stop style:position="6.826cm"/>
        </style:tab-stops>
      </style:paragraph-properties>
      <style:text-properties style:font-name="Times New Roman1" fo:font-size="12pt" style:font-name-asian="TimesNewRomanPSMT" style:font-size-asian="12pt" style:font-name-complex="TimesNewRomanPSMT" style:font-size-complex="12pt"/>
    </style:style>
    <style:style style:name="P5" style:family="paragraph" style:parent-style-name="Table_20_Contents">
      <style:paragraph-properties fo:text-align="center" style:justify-single-word="false"/>
      <style:text-properties style:font-name="TimesNewRomanPSMT" fo:font-size="12pt" style:font-name-asian="TimesNewRomanPSMT" style:font-size-asian="12pt" style:font-name-complex="TimesNewRomanPSMT" style:font-size-complex="12pt"/>
    </style:style>
    <style:style style:name="P6" style:family="paragraph" style:parent-style-name="Standard" style:list-style-name="L1">
      <style:paragraph-properties fo:text-align="justify" style:justify-single-word="false" style:text-autospace="none"/>
      <style:text-properties style:font-name="TimesNewRomanPSMT" fo:font-size="12pt" style:font-name-asian="TimesNewRomanPSMT" style:font-size-asian="12pt" style:font-name-complex="TimesNewRomanPSMT" style:font-size-complex="12pt"/>
    </style:style>
    <style:style style:name="P7" style:family="paragraph">
      <style:paragraph-properties fo:text-align="cente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b8004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s ce TD, nous allons étudier la mesure de la fréquence d'un signal périodique. Le principe est utilisé dans les véhicules automobiles pour mesurer la vitesse.</text:p>
      <text:p text:style-name="P2"/>
      <text:p text:style-name="P2">Principe :</text:p>
      <text:p text:style-name="P2"><draw:line text:anchor-type="paragraph" draw:z-index="15" draw:style-name="gr6" draw:text-style-name="P7" svg:x1="8.539cm" svg:y1="0.071cm" svg:x2="8.539cm" svg:y2="4.463cm"><text:p/></draw:line></text:p>
      <text:p text:style-name="P2"><draw:path text:anchor-type="paragraph" draw:z-index="12" draw:style-name="gr5" draw:text-style-name="P7" svg:width="1.118cm" svg:height="0.768cm" draw:transform="rotate (1.46014245221818) translate (2.94151716088503cm 1.51060081184338cm)" svg:viewBox="0 0 1119 769" svg:d="m0 41c378-189 401 321 561 497l278 102 280 129v0"><text:p/></draw:path><text:tab/><text:tab/><text:tab/>Signal Micro-contrôleur</text:p>
      <text:p text:style-name="P2"/>
      <text:p text:style-name="P3"><text:tab/></text:p>
      <text:p text:style-name="P3"><draw:rect text:anchor-type="paragraph" draw:z-index="11" draw:style-name="gr4" draw:text-style-name="P7" svg:width="0.239cm" svg:height="1.138cm" svg:x="2.903cm" svg:y="0.081cm"><text:p/></draw:rect></text:p>
      <text:p text:style-name="P3"><draw:custom-shape text:anchor-type="paragraph" draw:z-index="0" draw:style-name="gr1" svg:width="0.927cm" svg:height="2.541cm" svg:x="1.289cm" svg:y="0.0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 draw:style-name="gr3" draw:text-style-name="P7" svg:x1="1.58cm" svg:y1="0.071cm" svg:x2="1.58cm" svg:y2="2.611cm"><text:p/></draw:line><draw:line text:anchor-type="paragraph" draw:z-index="3" draw:style-name="gr3" draw:text-style-name="P7" svg:x1="1.951cm" svg:y1="0.071cm" svg:x2="1.951cm" svg:y2="2.611cm"><text:p/></draw:line><draw:line text:anchor-type="paragraph" draw:z-index="5" draw:style-name="gr3" draw:text-style-name="P7" svg:x1="1.289cm" svg:y1="0.309cm" svg:x2="2.215cm" svg:y2="0.309cm"><text:p/></draw:line><draw:line text:anchor-type="paragraph" draw:z-index="14" draw:style-name="gr5" draw:text-style-name="P7" svg:x1="4.781cm" svg:y1="0.758cm" svg:x2="3.141cm" svg:y2="0.097cm"><text:p/></draw:line></text:p>
      <text:p text:style-name="P3"><draw:rect text:anchor-type="paragraph" draw:z-index="1" draw:style-name="gr2" draw:text-style-name="P7" svg:width="1.006cm" svg:height="0.9cm" svg:x="2.215cm" svg:y="0.43cm"><text:p/></draw:rect><draw:line text:anchor-type="paragraph" draw:z-index="4" draw:style-name="gr3" draw:text-style-name="P7" svg:x1="1.289cm" svg:y1="0.139cm" svg:x2="2.215cm" svg:y2="0.139cm"><text:p/></draw:line><draw:line text:anchor-type="paragraph" draw:z-index="6" draw:style-name="gr3" draw:text-style-name="P7" svg:x1="1.289cm" svg:y1="0.456cm" svg:x2="2.215cm" svg:y2="0.43cm"><text:p/></draw:line><draw:line text:anchor-type="paragraph" draw:z-index="18" draw:style-name="gr8" draw:text-style-name="P7" svg:x1="9.148cm" svg:y1="0.986cm" svg:x2="9.148cm" svg:y2="0.06cm"><text:p/></draw:line><draw:line text:anchor-type="paragraph" draw:z-index="19" draw:style-name="gr8" draw:text-style-name="P7" svg:x1="9.148cm" svg:y1="0.06cm" svg:x2="10.101cm" svg:y2="0.06cm"><text:p/></draw:line><draw:line text:anchor-type="paragraph" draw:z-index="20" draw:style-name="gr8" draw:text-style-name="P7" svg:x1="10.1cm" svg:y1="0.986cm" svg:x2="10.1cm" svg:y2="0.06cm"><text:p/></draw:line><draw:line text:anchor-type="paragraph" draw:z-index="21" draw:style-name="gr8" draw:text-style-name="P7" svg:x1="11.053cm" svg:y1="0.986cm" svg:x2="11.053cm" svg:y2="0.06cm"><text:p/></draw:line><draw:line text:anchor-type="paragraph" draw:z-index="22" draw:style-name="gr8" draw:text-style-name="P7" svg:x1="11.053cm" svg:y1="0.06cm" svg:x2="12.006cm" svg:y2="0.06cm"><text:p/></draw:line><draw:line text:anchor-type="paragraph" draw:z-index="23" draw:style-name="gr8" draw:text-style-name="P7" svg:x1="12.005cm" svg:y1="0.986cm" svg:x2="12.005cm" svg:y2="0.06cm"><text:p/></draw:line><draw:line text:anchor-type="paragraph" draw:z-index="26" draw:style-name="gr8" draw:text-style-name="P7" svg:x1="12.958cm" svg:y1="0.986cm" svg:x2="12.958cm" svg:y2="0.06cm"><text:p/></draw:line><draw:line text:anchor-type="paragraph" draw:z-index="27" draw:style-name="gr8" draw:text-style-name="P7" svg:x1="12.958cm" svg:y1="0.06cm" svg:x2="13.911cm" svg:y2="0.06cm"><text:p/></draw:line><text:tab/><text:tab/><text:tab/><text:tab/>Capteur</text:p>
      <text:p text:style-name="P3"><draw:line text:anchor-type="paragraph" draw:z-index="7" draw:style-name="gr3" draw:text-style-name="P7" svg:x1="1.289cm" svg:y1="0.261cm" svg:x2="2.215cm" svg:y2="0.261cm"><text:p/></draw:line></text:p>
      <text:p text:style-name="P3"><draw:line text:anchor-type="paragraph" draw:z-index="8" draw:style-name="gr3" draw:text-style-name="P7" svg:x1="1.289cm" svg:y1="0.065cm" svg:x2="2.215cm" svg:y2="0.091cm"><text:p/></draw:line><draw:line text:anchor-type="paragraph" draw:z-index="9" draw:style-name="gr3" draw:text-style-name="P7" svg:x1="1.289cm" svg:y1="0.409cm" svg:x2="2.215cm" svg:y2="0.409cm"><text:p/></draw:line><draw:line text:anchor-type="paragraph" draw:z-index="16" draw:style-name="gr5" draw:text-style-name="P7" svg:x1="7.772cm" svg:y1="0.012cm" svg:x2="16.715cm" svg:y2="0.012cm"><text:p/></draw:line><draw:line text:anchor-type="paragraph" draw:z-index="24" draw:style-name="gr8" draw:text-style-name="P7" svg:x1="10.1cm" svg:y1="0.012cm" svg:x2="11.053cm" svg:y2="0.012cm"><text:p/></draw:line><draw:line text:anchor-type="paragraph" draw:z-index="25" draw:style-name="gr8" draw:text-style-name="P7" svg:x1="12.005cm" svg:y1="0.012cm" svg:x2="12.958cm" svg:y2="0.012cm"><text:p/></draw:line></text:p>
      <text:p text:style-name="P3"><draw:line text:anchor-type="paragraph" draw:z-index="10" draw:style-name="gr3" draw:text-style-name="P7" svg:x1="1.289cm" svg:y1="0.24cm" svg:x2="2.215cm" svg:y2="0.24cm"><text:p/></draw:line><draw:line text:anchor-type="paragraph" draw:z-index="13" draw:style-name="gr5" draw:text-style-name="P7" svg:x1="0.893cm" svg:y1="1.378cm" svg:x2="1.449cm" svg:y2="0.478cm"><text:p/></draw:line><draw:frame text:anchor-type="paragraph" draw:z-index="17" draw:style-name="gr7" svg:width="1.138cm" svg:height="0.795cm" svg:x="15.709cm" svg:y="0.028cm"><draw:text-box><text:p>t</text:p></draw:text-box></draw:frame><draw:line text:anchor-type="paragraph" draw:z-index="28" draw:style-name="gr9" draw:text-style-name="P7" svg:x1="10.1cm" svg:y1="0.028cm" svg:x2="12.005cm" svg:y2="0.028cm"><text:p/></draw:line><draw:frame text:anchor-type="paragraph" draw:z-index="29" draw:style-name="gr10" svg:width="1.033cm" svg:height="0.662cm" svg:x="10.841cm" svg:y="0.372cm"><draw:text-box><text:p>T</text:p></draw:text-box></draw:frame></text:p>
      <text:p text:style-name="P3"/>
      <text:p text:style-name="P3"/>
      <text:p text:style-name="P3">Pneumatique</text:p>
      <text:p text:style-name="P3"/>
      <text:p text:style-name="P3">Lors du déplacement, un capteur génère un signal périodique variable en fonction de la vitesse du véhicule. Pour notre application, on considère que le dispositif génère 10 périodes de signal pour un tour de roue du véhicule.</text:p>
      <text:p text:style-name="P3"/>
      <text:p text:style-name="P3">La roue du véhicule est du type 205/45 R16 avec un diamètre roue avec pneumatique de 591 mm.</text:p>
      <text:p text:style-name="P3"/>
      <text:p text:style-name="P3"/>
      <text:p text:style-name="P3">Q1 : </text:p>
      <text:list xml:id="list2934282431416727800" text:style-name="L1">
        <text:list-item>
          <text:p text:style-name="P6">Établir la distance d1 parcourue pour un tour de roue effectué.</text:p>
        </text:list-item>
        <text:list-item>
          <text:p text:style-name="P6">Établir la vitesse de rotation Vr en tr/mn de la roue en fonction de la vitesse de déplacement du véhicule V.</text:p>
        </text:list-item>
        <text:list-item>
          <text:p text:style-name="P6">Etablir la relation F = f(V) de la fréquence F en Hz générée par le capteur en fonction de la vitesse V du véhicule en km/h </text:p>
        </text:list-item>
      </text:list>
      <text:p text:style-name="P3"/>
      <text:p text:style-name="P3">Compléter le tableau suivant :</text:p>
      <text:p text:style-name="P3"/>
      <table:table table:name="Tableau1" table:style-name="Tableau1">
        <table:table-column table:style-name="Tableau1.A" table:number-columns-repeated="5"/>
        <table:table-column table:style-name="Tableau1.F"/>
        <table:table-row>
          <table:table-cell table:style-name="Tableau1.A1" office:value-type="string">
            <text:p text:style-name="P5">Vitesse (km/h)</text:p>
          </table:table-cell>
          <table:table-cell table:style-name="Tableau1.B1" office:value-type="float" office:value="10">
            <text:p text:style-name="P5">10</text:p>
          </table:table-cell>
          <table:table-cell table:style-name="Tableau1.B1" office:value-type="float" office:value="50">
            <text:p text:style-name="P5">50</text:p>
          </table:table-cell>
          <table:table-cell table:style-name="Tableau1.B1" office:value-type="float" office:value="100">
            <text:p text:style-name="P5">100</text:p>
          </table:table-cell>
          <table:table-cell table:style-name="Tableau1.B1" office:value-type="float" office:value="130">
            <text:p text:style-name="P5">130</text:p>
          </table:table-cell>
          <table:table-cell table:style-name="Tableau1.F1" office:value-type="float" office:value="180">
            <text:p text:style-name="P5">180</text:p>
          </table:table-cell>
        </table:table-row>
        <table:table-row>
          <table:table-cell table:style-name="Tableau1.A2" office:value-type="string">
            <text:p text:style-name="P5">F (Hz)</text:p>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row>
          <table:table-cell table:style-name="Tableau1.A2" office:value-type="string">
            <text:p text:style-name="P5">T(s)</text:p>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A2" office:value-type="string">
            <text:p text:style-name="P5"/>
          </table:table-cell>
          <table:table-cell table:style-name="Tableau1.F2" office:value-type="string">
            <text:p text:style-name="P5"/>
          </table:table-cell>
        </table:table-row>
      </table:table>
      <text:p text:style-name="P3"/>
      <text:p text:style-name="P3"/>
      <text:p text:style-name="P3">Pour mesurer des fréquences, on va mesurer la période du signal. Pour faciliter cette mesure, une fonction déclarée en interruption va se déclencher à chaque front montant du signal que l'on veut mesurer. Lors de cette interruption, on va lire la valeur d'un timer qui va nous donner une image du temps écoulé entre deux fronts montant. </text:p>
      <text:p text:style-name="P3"/>
      <text:p text:style-name="P3"/>
      <text:p text:style-name="P3"/>
      <text:p text:style-name="P3"/>
      <text:p text:style-name="P3"/>
      <text:p text:style-name="P3"/>
      <text:p text:style-name="P3"><text:soft-page-break/></text:p>
      <text:p text:style-name="P3">Q2 : Charger le projet TD2. Utiliser PROTEUS VSM en débogage. Mettre un point d'arrêt dans la fonction d'interruption it_int(0). Régler le générateur à 100Hz. Lancer l'exécution et relever la valeur de la variable val après une dizaine d'exécutions ;</text:p>
      <text:p text:style-name="P3">val = </text:p>
      <text:p text:style-name="P3">Quelle est l'unité de val ?</text:p>
      <text:p text:style-name="P3"/>
      <text:p text:style-name="P3"/>
      <text:p text:style-name="P3"/>
      <text:p text:style-name="P3">Q3 : Montrer que l'on peut écrire V = K / T <text:s/>avec V la vitesse en km/h et T la période en µs</text:p>
      <text:p text:style-name="P3"/>
      <text:p text:style-name="P3"/>
      <text:p text:style-name="P3">Q4 : Modifier la fonction main pour afficher la vitesse sur les afficheurs. Contrôler le fonctionnement à l'aide du tableau vu en Q1.</text:p>
      <text:p text:style-name="P3"/>
      <text:p text:style-name="P3"/>
      <text:p text:style-name="P3">Q5 : On souhaite maintenant afficher la vitesse en km/h lorsque RB1 = 0 et en miles/h lorsque RB1=1 </text:p>
      <text:p text:style-name="P3"/>
      <text:p text:style-name="P3"/>
      <text:p text:style-name="P3">Q6 : Modifier le programme pour ajouter des fonctionnalités suivantes: </text:p>
      <text:p text:style-name="P3"/>
      <text:p text:style-name="P3"><text:tab/>la led &gt; s'allume lorsqu'on dépasse 130 km/h</text:p>
      <text:p text:style-name="P3"><text:tab/>une led s'allume en phase d’accélération </text:p>
      <text:p text:style-name="P3"><text:tab/>une led s'allume en phase de décélération <text:s/></text:p>
      <text:p text:style-name="P3"/>
      <text:p text:style-name="P3"/>
      <text:p text:style-name="P3"/>
      <text:p text:style-name="P3"/>
      <text:p text:style-name="P3"/>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autospace="none"/>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Q2S4<text:tab/>Systèmes embarqués<text:tab/>TD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9-03T13:25:01.50</meta:creation-date>
    <dc:date>2015-02-09T16:47:52.12</dc:date>
    <meta:editing-duration>P6DT6H56S</meta:editing-duration>
    <meta:editing-cycles>7</meta:editing-cycles>
    <meta:generator>OpenOffice.org/3.4.1$Win32 OpenOffice.org_project/341m1$Build-9593</meta:generator>
    <meta:document-statistic meta:table-count="1" meta:image-count="0" meta:object-count="0" meta:page-count="2" meta:paragraph-count="33" meta:word-count="371" meta:character-count="2083"/>
  </office:meta>
</office:document-meta>
</file>